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onsolas" fo:color="#FF0000" fo:font-size="14pt" style:font-size-asian="14pt" style:font-size-complex="14pt"/>
    </style:style>
    <style:style style:name="P2" style:parent-style-name="Paragrafoelenco" style:list-style-name="LFO1" style:family="paragraph"/>
    <style:style style:name="T3" style:parent-style-name="Collegamentoipertestuale" style:family="text">
      <style:text-properties style:font-name="Consolas" fo:font-size="12pt" style:font-size-asian="12pt" style:font-size-complex="12pt"/>
    </style:style>
    <style:style style:name="P4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5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6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7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8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9" style:parent-style-name="Paragrafoelenco" style:list-style-name="LFO1" style:family="paragraph"/>
    <style:style style:name="T10" style:parent-style-name="Collegamentoipertestuale" style:family="text">
      <style:text-properties style:font-name="Consolas" fo:font-size="12pt" style:font-size-asian="12pt" style:font-size-complex="12pt"/>
    </style:style>
    <style:style style:name="P11" style:parent-style-name="Paragrafoelenco" style:list-style-name="LFO1" style:family="paragraph">
      <style:text-properties style:font-name="Consolas" fo:font-size="12pt" style:font-size-asian="12pt" style:font-size-complex="12pt"/>
    </style:style>
    <style:style style:name="P12" style:parent-style-name="Normale" style:family="paragraph">
      <style:text-properties style:font-name="Consolas" fo:font-size="12pt" style:font-size-asian="12pt" style:font-size-complex="12pt"/>
    </style:style>
    <style:style style:name="P13" style:parent-style-name="Normale" style:family="paragraph">
      <style:text-properties style:font-name="Consolas" fo:font-size="12pt" style:font-size-asian="12pt" style:font-size-complex="12pt"/>
    </style:style>
    <style:style style:name="P14" style:parent-style-name="Normale" style:family="paragraph">
      <style:text-properties style:font-name="Consolas" fo:font-size="12pt" style:font-size-asian="12pt" style:font-size-complex="12pt"/>
    </style:style>
    <style:style style:name="P15" style:parent-style-name="Normale" style:family="paragraph">
      <style:text-properties style:font-name="Consolas" fo:font-size="12pt" style:font-size-asian="12pt" style:font-size-complex="12pt"/>
    </style:style>
    <style:style style:name="P16" style:parent-style-name="Normale" style:family="paragraph">
      <style:text-properties style:font-name="Consolas" fo:font-size="12pt" style:font-size-asian="12pt" style:font-size-complex="12pt"/>
    </style:style>
    <style:style style:name="P17" style:parent-style-name="Normale" style:family="paragraph">
      <style:text-properties style:font-name="Consolas" fo:font-size="12pt" style:font-size-asian="12pt" style:font-size-complex="12pt"/>
    </style:style>
    <style:style style:name="P18" style:parent-style-name="Normale" style:family="paragraph">
      <style:text-properties fo:language="en" fo:country="US"/>
    </style:style>
    <style:style style:name="P19" style:parent-style-name="Normale" style:family="paragraph">
      <style:text-properties fo:language="en" fo:country="US"/>
    </style:style>
    <style:style style:name="P20" style:parent-style-name="Normale" style:family="paragraph">
      <style:text-properties fo:language="en" fo:country="US"/>
    </style:style>
    <style:style style:name="T21" style:parent-style-name="Car.predefinitoparagrafo" style:family="text">
      <style:text-properties fo:color="#FF0000"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fo:language="en" fo:country="US"/>
    </style:style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fo:language="en" fo:country="US"/>
    </style:style>
    <style:style style:name="T26" style:parent-style-name="Car.predefinitoparagrafo" style:family="text">
      <style:text-properties fo:color="#FF0000" fo:language="en" fo:country="US"/>
    </style:style>
    <style:style style:name="P27" style:parent-style-name="Normale" style:family="paragraph">
      <style:text-properties fo:color="#FF0000" fo:language="en" fo:country="US"/>
    </style:style>
    <style:style style:name="P28" style:parent-style-name="Normale" style:family="paragraph">
      <style:text-properties fo:color="#FF0000" fo:language="en" fo:country="US"/>
    </style:style>
    <style:style style:name="P29" style:parent-style-name="PreformattatoHTML" style:family="paragraph">
      <style:text-properties fo:color="#000000" fo:language="en" fo:country="US"/>
    </style:style>
    <style:style style:name="P30" style:parent-style-name="PreformattatoHTML" style:family="paragraph">
      <style:text-properties fo:language="en" fo:country="US"/>
    </style:style>
    <style:style style:name="P31" style:parent-style-name="Normale" style:family="paragraph">
      <style:text-properties fo:color="#000000" fo:language="en" fo:country="US"/>
    </style:style>
    <style:style style:name="P32" style:parent-style-name="Normale" style:family="paragraph">
      <style:text-properties fo:color="#000000" fo:language="en" fo:country="US"/>
    </style:style>
    <style:style style:name="P33" style:parent-style-name="Normale" style:family="paragraph">
      <style:text-properties fo:color="#000000"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fo:language="en" fo:country="US"/>
    </style:style>
    <style:style style:name="T36" style:parent-style-name="Car.predefinitoparagrafo" style:family="text">
      <style:text-properties fo:language="en" fo:country="US"/>
    </style:style>
    <style:style style:name="T37" style:parent-style-name="Car.predefinitoparagrafo" style:family="text">
      <style:text-properties fo:language="en" fo:country="US"/>
    </style:style>
    <style:style style:name="T38" style:parent-style-name="Car.predefinitoparagrafo" style:family="text">
      <style:text-properties fo:language="en" fo:country="US"/>
    </style:style>
    <style:style style:name="T39" style:parent-style-name="Car.predefinitoparagrafo" style:family="text">
      <style:text-properties fo:language="en" fo:country="US"/>
    </style:style>
    <style:style style:name="T40" style:parent-style-name="Car.predefinitoparagrafo" style:family="text">
      <style:text-properties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fo:language="en" fo:country="US"/>
    </style:style>
    <style:style style:name="P43" style:parent-style-name="Normale" style:family="paragraph">
      <style:text-properties fo:color="#000000" fo:language="en" fo:country="US"/>
    </style:style>
    <style:style style:name="P44" style:parent-style-name="Normale" style:family="paragraph">
      <style:text-properties fo:color="#000000" fo:language="en" fo:country="US"/>
    </style:style>
    <style:style style:name="T45" style:parent-style-name="Car.predefinitoparagrafo" style:family="text">
      <style:text-properties fo:language="en" fo:country="US"/>
    </style:style>
    <style:style style:name="T46" style:parent-style-name="Car.predefinitoparagrafo" style:family="text">
      <style:text-properties fo:language="en" fo:country="US"/>
    </style:style>
    <style:style style:name="P47" style:parent-style-name="Normale" style:family="paragraph">
      <style:text-properties fo:color="#000000" fo:language="en" fo:country="US"/>
    </style:style>
    <style:style style:name="T48" style:parent-style-name="Car.predefinitoparagrafo" style:family="text">
      <style:text-properties fo:color="#FF0000" fo:language="en" fo:country="US"/>
    </style:style>
    <style:style style:name="T49" style:parent-style-name="Car.predefinitoparagrafo" style:family="text">
      <style:text-properties fo:color="#FF0000" fo:language="en" fo:country="US"/>
    </style:style>
    <style:style style:name="T50" style:parent-style-name="Car.predefinitoparagrafo" style:family="text">
      <style:text-properties fo:color="#FF0000" fo:language="en" fo:country="US"/>
    </style:style>
    <style:style style:name="T51" style:parent-style-name="Car.predefinitoparagrafo" style:family="text">
      <style:text-properties fo:language="en" fo:country="US"/>
    </style:style>
    <style:style style:name="T52" style:parent-style-name="Car.predefinitoparagrafo" style:family="text">
      <style:text-properties fo:language="en" fo:country="US"/>
    </style:style>
    <style:style style:name="T53" style:parent-style-name="Car.predefinitoparagrafo" style:family="text">
      <style:text-properties fo:language="en" fo:country="US"/>
    </style:style>
    <style:style style:name="T54" style:parent-style-name="Car.predefinitoparagrafo" style:family="text">
      <style:text-properties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color="#FF0000" fo:language="en" fo:country="US"/>
    </style:style>
    <style:style style:name="P57" style:parent-style-name="Normale" style:family="paragraph">
      <style:text-properties fo:color="#000000" fo:language="en" fo:country="US"/>
    </style:style>
    <style:style style:name="T58" style:parent-style-name="Car.predefinitoparagrafo" style:family="text">
      <style:text-properties fo:color="#000000" fo:language="en" fo:country="US"/>
    </style:style>
  </office:automatic-styles>
  <office:body>
    <office:text text:use-soft-page-breaks="true">
      <text:p text:style-name="P1">Requisiti per completamento esercizi e soluzioni</text:p>
      <text:list text:style-name="LFO1" text:continue-numbering="true">
        <text:list-item>
          <text:p text:style-name="P2"><text:a xlink:href="https://xss-game.appspot.com/" office:target-frame-name="_top" xlink:show="replace"><text:span text:style-name="T3">https://xss-game.appspot.com/</text:span></text:a></text:p>
          <text:list text:continue-numbering="true">
            <text:list-item>
              <text:p text:style-name="P4">Livello 1: conoscenze basilari di HTML e js. Saper utilizzare la console del browser può tornare utile,<text:s/>soprattutto nei prossimi esercizi, per vedere quando vengono causati degli errori. È necessario saper scrivere del codice js inline e la funzione alert. Soluzione esempio: &lt;script&gt;alert(ciao)&lt;/script&gt;</text:p>
            </text:list-item>
            <text:list-item>
              <text:p text:style-name="P5">Livello 2: saper come eseguire del codice javascript senza scriverlo direttamente. Soluzione esempio: &lt;button onclick=”alert(ciao)”&gt;clicca qui&lt;/button&gt;</text:p>
            </text:list-item>
            <text:list-item>
              <text:p text:style-name="P6">Livello 3: funzionamento delle funzioni in js, come avvengono le chiamate alle funzioni e la dinamica degli errori causati ad esempio da una parse. Soluzione esempio: ' onerror="alert('ciaooo')" ---- DA QUESTO ESERCIZIO LA DIFFICOLTÀ AUMENTA E SERVE UN PO’ DI TEMPO IN PIÙ</text:p>
            </text:list-item>
            <text:list-item>
              <text:p text:style-name="P7">Livello 4: da qui bisogna saper analizzare in modo più approfondito il funzionamento del codice javascript e utilizzare la console per vedere<text:s/>quali errori vengono causati dalle nostre azioni. I 3 tips sono indispensabili (almeno per me) e danno un grande aiuto. Soluzione esempio: ?timer=')&gt;alert('ciao')</text:p>
            </text:list-item>
            <text:list-item>
              <text:p text:style-name="P8">Livello 5: da qua diventa davvero tosta. Io non sono riuscito a completare l’esercizio senza<text:s/>cercare la soluzione su youtube.</text:p>
            </text:list-item>
          </text:list>
        </text:list-item>
        <text:list-item>
          <text:p text:style-name="P9"><text:a xlink:href="https://juice-shop.herokuapp.com/" office:target-frame-name="_top" xlink:show="replace"><text:span text:style-name="T10">https://juice-shop.herokuapp.com/</text:span></text:a></text:p>
          <text:list text:continue-numbering="true">
            <text:list-item>
              <text:p text:style-name="P11">Quando si accede per la prima volta seguire il tutorial, altrimenti diventa difficile completare anche le challenge più semplici. Le challenge del tutorial sono carine, prevedono XSS, studiarsi un po’ i file del sito per trovare la pagina score-board che non è visibile fino a quando non viene scovata e altro.</text:p>
            </text:list-item>
          </text:list>
        </text:list-item>
      </text:list>
      <text:p text:style-name="P12"/>
      <text:p text:style-name="P13"/>
      <text:p text:style-name="P14"/>
      <text:p text:style-name="P15"/>
      <text:p text:style-name="P16"/>
      <text:p text:style-name="P17"/>
      <text:p text:style-name="Normale"/>
      <text:p text:style-name="Normale"/>
      <text:soft-page-break/>
      <text:p text:style-name="P18">3SL99A'; update employees set salary = 1000000 where last_name = 'Smith</text:p>
      <text:p text:style-name="P19">Name: ……………….<text:s/></text:p>
      <text:p text:style-name="P20">Drop table--</text:p>
      <text:p text:style-name="Normale"><text:span text:style-name="T21">Select * from access log where action LIKE ‘%</text:span><text:span text:style-name="T22">%</text:span><text:span text:style-name="T23">’</text:span><text:span text:style-name="T24">; DROP TABLE access log</text:span><text:span text:style-name="T25">--</text:span><text:span text:style-name="T26">%’</text:span></text:p>
      <text:p text:style-name="P27"/>
      <text:p text:style-name="P28"/>
      <text:p text:style-name="P29">Button.onclick(</text:p>
      <text:p text:style-name="P30">Exec query()</text:p>
      <text:p text:style-name="P31">)</text:p>
      <text:p text:style-name="P32"/>
      <text:p text:style-name="P33">Server : exec query(</text:p>
      <text:p text:style-name="Normale"><text:span text:style-name="T34">"SELECT * FROM employees WHERE last_name = '</text:span><text:span text:style-name="T35"><text:s/></text:span><text:span text:style-name="T36">" + name + "</text:span><text:span text:style-name="T37"><text:s/></text:span><text:span text:style-name="T38">' AND auth_tan = '</text:span><text:span text:style-name="T39"><text:s/></text:span><text:span text:style-name="T40">" + auth_tan + "</text:span><text:span text:style-name="T41"><text:s/></text:span><text:span text:style-name="T42">';</text:span></text:p>
      <text:p text:style-name="P43">)</text:p>
      <text:p text:style-name="P44"/>
      <text:p text:style-name="Normale"><text:span text:style-name="T45">auth_tan</text:span><text:span text:style-name="T46"><text:s/>= 3SL99A’ ; UPDATE EMPLOYEES SET salary 900000 where userid=37648</text:span></text:p>
      <text:p text:style-name="P47"/>
      <text:p text:style-name="Normale"><text:span text:style-name="T48">"</text:span><text:span text:style-name="T49"><text:s/></text:span><text:span text:style-name="T50">SELECT * FROM employees WHERE last_name = ' Smith ' AND auth_tan = '<text:s/></text:span><text:span text:style-name="T51">3SL99A</text:span><text:span text:style-name="T52">’<text:s/></text:span><text:span text:style-name="T53">; UPDATE EMPLOYEES SET salary</text:span><text:span text:style-name="T54">=</text:span><text:span text:style-name="T55">900000 where userid=37648<text:s/></text:span><text:span text:style-name="T56">”</text:span></text:p>
      <text:p text:style-name="P57"/>
      <text:p text:style-name="Normale"><text:span text:style-name="T58">Select * from table where column=’ciao’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eformattatoHTML" style:display-name="Preformattato HTML" style:family="paragraph" style:parent-style-name="Normale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1-21T08:45:00Z</meta:creation-date>
    <dc:date>2021-01-26T16:56:00Z</dc:date>
    <meta:template xlink:href="Normal.dotm" xlink:type="simple"/>
    <meta:editing-cycles>16</meta:editing-cycles>
    <meta:editing-duration>PT19740S</meta:editing-duration>
    <meta:document-statistic meta:page-count="2" meta:paragraph-count="4" meta:word-count="339" meta:character-count="2271" meta:row-count="16" meta:non-whitespace-character-count="1936"/>
  </office:meta>
</office:document-meta>
</file>